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tter later than never</text:p>
      <text:p text:style-name="P1"/>
      <text:p text:style-name="P2">I decided to expose some internal settings that control the main window behavior. <text:s/>They were hardcoded previously but now you can change them manually:</text:p>
      <text:p text:style-name="P2"/>
      <text:list xml:id="list31209368" text:style-name="L1">
        <text:list-item>
          <text:p text:style-name="P5">Click on “Open Setting Folder” in Tools menu</text:p>
        </text:list-item>
        <text:list-item>
          <text:p text:style-name="P5">Drag And Drop sqltools.xml from Setting Folder into SqlTools</text:p>
        </text:list-item>
        <text:list-item>
          <text:p text:style-name="P5">Find and change MainWindowFixedPane MainWindowFixedPaneDefaultHeight</text:p>
        </text:list-item>
      </text:list>
      <text:p text:style-name="P2"/>
      <text:p text:style-name="Standard"><text:span text:style-name="T2">MainWindowFixedPane</text:span><text:span text:style-name="T1"> controls which pane is fixed while the main window is resizing. <text:s/>It can be ether “0 “(top) or “1” (bottom). The default is “1”.</text:span></text:p>
      <text:p text:style-name="P3"/>
      <text:p text:style-name="Standard"><text:span text:style-name="T2">MainWindowFixedPaneDefaultHeight</text:span><text:span text:style-name="T1"> is self decriptive. The default is "150".</text:span></text:p>
      <text:p text:style-name="P2"/>
      <text:p text:style-name="P2">All above is implemented in the version 1.5 build 16.</text:p>
      <text:p text:style-name="P2"/>
      <text:p text:style-name="P2">You can use the following two parametrs if you have problem with lanching SQL*Plus.</text:p>
      <text:p text:style-name="P2"><text:span text:style-name="T3">SQLPlusExecutable</text:span>="$(SQLPLUS)" </text:p>
      <text:p text:style-name="P2"><text:span text:style-name="T3">SQLPlusCommandLine</text:span>="$(USER)/$(PASSWORD)@$(CONNECT_STRING) $(SYS_PRIVS) @$(FILENAME)"</text:p>
      <text:p text:style-name="P2">For example, you can add a path to <text:span text:style-name="T3">SQLPlusExecutable</text:span><text:span text:style-name="T4">.</text:span></text:p>
      <text:p text:style-name="P2"><text:span text:style-name="T4">Those parameter ara valid for the version 1.5 build 21 and la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4T11:34:02.87</meta:creation-date>
    <dc:date>2011-09-30T11:14:16.89</dc:date>
    <meta:editing-duration>PT02H31M51S</meta:editing-duration>
    <meta:editing-cycles>4</meta:editing-cycles>
    <meta:generator>OpenOffice.org/3.2$Win32 OpenOffice.org_project/320m18$Build-9502</meta:generator>
    <meta:document-statistic meta:table-count="0" meta:image-count="0" meta:object-count="0" meta:page-count="1" meta:paragraph-count="13" meta:word-count="140" meta:character-count="942"/>
  </office:meta>
</office:document-meta>
</file>